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color="#808080"/>
    </style:style>
    <style:style style:name="ce4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4" office:value-type="string">
            <text:p>Iteration -1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Startvecka, ingen itterationsplan</text:p>
          </table:table-cell>
          <table:table-cell office:value-type="string">
            <text:p>Undefin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Summa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Tid kvar sedan föregående</text:p>
          </table:table-cell>
          <table:table-cell table:style-name="ce5"/>
          <table:table-cell table:style-name="ce5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Total Tid</text:p>
          </table:table-cell>
          <table:table-cell table:style-name="ce5"/>
          <table:table-cell table:style-name="ce5" office:value-type="float" office:value="240">
            <text:p>24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4" office:value-type="string">
            <text:p>Iteration 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Färdigställa Visionen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Påbörja kravspec</text:p>
          </table:table-cell>
          <table:table-cell office:value-type="string">
            <text:p>kl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Skapa plan för iteration 1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Setup av webserver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Installera databas på webserver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3" office:value-type="string">
            <text:p>Installera PHP på webserver</text:p>
          </table:table-cell>
          <table:table-cell table:style-name="ce3" office:value-type="string">
            <text:p>Struke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Installera Ruby on Rails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Utföra diverse RoR-tutorials</text:p>
          </table:table-cell>
          <table:table-cell office:value-type="string">
            <text:p>påbörja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5" office:value-type="string">
            <text:p>Summa</text:p>
          </table:table-cell>
          <table:table-cell table:style-name="ce5" table:formula="of:=SUM([.D11:.D18])" office:value-type="float" office:value="25">
            <text:p>25</text:p>
          </table:table-cell>
          <table:table-cell table:style-name="ce5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5" office:value-type="string">
            <text:p>Tid kvar sedan föregående</text:p>
          </table:table-cell>
          <table:table-cell table:style-name="ce5"/>
          <table:table-cell table:style-name="ce5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Total Tid</text:p>
          </table:table-cell>
          <table:table-cell table:style-name="ce5"/>
          <table:table-cell table:style-name="ce5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4" office:value-type="string">
            <text:p>Iteration 1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Finslipa Visionen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Påbörja testspecifikation med testfall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Systemtest och testrapport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table:style-name="ce2" office:value-type="string">
            <text:p>Utföra RoR-tutorials</text:p>
          </table:table-cell>
          <table:table-cell office:value-type="string">
            <text:p>Ej påbörja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Summa</text:p>
          </table:table-cell>
          <table:table-cell table:style-name="ce5" table:formula="of:=SUM([.D26:.D29])" office:value-type="float" office:value="22">
            <text:p>22</text:p>
          </table:table-cell>
          <table:table-cell table:style-name="ce5" table:formula="of:=SUM([.E26:.E29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Tid kvar sedan föregående</text:p>
          </table:table-cell>
          <table:table-cell table:style-name="ce5"/>
          <table:table-cell table:style-name="ce5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5" office:value-type="string">
            <text:p>Total Tid</text:p>
          </table:table-cell>
          <table:table-cell table:style-name="ce5"/>
          <table:table-cell table:style-name="ce5" table:formula="of:=SUM([.E6])" office:value-type="float" office:value="240">
            <text:p>2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2014-04-13</text:date>, <text:time>23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9S</meta:editing-duration>
    <meta:editing-cycles>8</meta:editing-cycles>
    <meta:generator>OpenOffice/4.0.1$Win32 OpenOffice.org_project/401m5$Build-9714</meta:generator>
    <dc:date>2014-04-13T23:20:23.28</dc:date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